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WebSocketHandlerAdapter.onError( jakarta . websocket . Session session , Throwable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ndardWebSocketHandlerAdapter.onMessage( ByteBuffer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HandlerAdapter.StandardWebSocketHandlerAdapter( WebSocketHandler handler , StandardWebSocketSession ws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WebSocketHandlerAdapter.onOpen( final jakarta . websocket . Session session , EndpointConfig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tandardWebSocketHandlerAdapter.onMessage( jakarta . websocket . Pong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HandlerAdapter.on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HandlerAdapter.handlePongMessage( jakarta . websocket . Session session , ByteBuffer payloa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ndardWebSocketHandlerAdapter.handleBinaryMessage( jakarta . websocket . Session session , ByteBuffer payload , boolean isLa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ndardWebSocketHandlerAdapter.onMessage( String message , boolean is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HandlerAdapter.onClose( jakarta . websocket . Session session , CloseReason reas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ndardWebSocketHandlerAdapter.onMessage( ByteBuffer message , boolean is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WebSocketHandlerAdapter.handleTextMessage( jakarta . websocket . Session session , String payload , boolean isLa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